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fo:color="#000099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ccff" fo:border="0.06pt solid #000000"/>
      <style:text-properties fo:color="#000099" fo:font-weight="bold" style:font-weight-asian="bold" style:font-weight-complex="bold"/>
    </style:style>
    <style:style style:name="ce7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pt"/>
      <style:text-properties fo:color="#000099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Plot" table:style-name="ta1">
        <table:shapes>
          <draw:frame draw:z-index="0" draw:style-name="gr1" draw:text-style-name="P1" svg:width="559.53pt" svg:height="383.24pt" svg:x="0pt" svg:y="271.05pt">
            <loext:p draw:notify-on-update-of-ranges="Plot.B5:Plot.B22 Plot.C4:Plot.C4 Plot.C5:Plot.C22 Plot.D4:Plot.D4 Plot.D5:Plot.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1. Plot and draw chart</text:p>
          </table:table-cell>
          <table:table-cell table:style-name="ce2" table:number-columns-repeated="3"/>
          <table:table-cell table:style-name="ce9" table:number-columns-repeated="1019"/>
        </table:table-row>
        <table:table-row table:style-name="ro1">
          <table:table-cell/>
          <table:table-cell table:style-name="ce2" table:number-columns-repeated="3"/>
          <table:table-cell table:style-name="ce9" table:number-columns-repeated="1019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2" table:number-rows-spanned="1">
            <text:p>Elapsed Time (sec)</text:p>
          </table:table-cell>
          <table:covered-table-cell table:style-name="ce3"/>
          <table:table-cell table:style-name="ce9" table:number-columns-repeated="1019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rge Sort</text:p>
          </table:table-cell>
          <table:table-cell table:style-name="ce4" office:value-type="string" calcext:value-type="string">
            <text:p>Quick Sort</text:p>
          </table:table-cell>
          <table:table-cell table:style-name="ce9" table:number-columns-repeated="3"/>
          <table:table-cell table:style-name="ce10" table:number-columns-repeated="2"/>
          <table:table-cell table:style-name="ce9" table:number-columns-repeated="101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8" office:value-type="float" office:value="0.0475248" calcext:value-type="float">
            <text:p>0.0475248</text:p>
          </table:table-cell>
          <table:table-cell table:style-name="ce8" office:value-type="float" office:value="0.00741819" calcext:value-type="float">
            <text:p>0.007418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02637" calcext:value-type="float">
            <text:p>0.102637</text:p>
          </table:table-cell>
          <table:table-cell office:value-type="float" office:value="0.014629" calcext:value-type="float">
            <text:p>0.0146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123052" calcext:value-type="float">
            <text:p>0.123052</text:p>
          </table:table-cell>
          <table:table-cell office:value-type="float" office:value="0.0223291" calcext:value-type="float">
            <text:p>0.02232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194585" calcext:value-type="float">
            <text:p>0.194585</text:p>
          </table:table-cell>
          <table:table-cell office:value-type="float" office:value="0.031026" calcext:value-type="float">
            <text:p>0.0310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215059" calcext:value-type="float">
            <text:p>0.215059</text:p>
          </table:table-cell>
          <table:table-cell office:value-type="float" office:value="0.0426009" calcext:value-type="float">
            <text:p>0.0426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245931" calcext:value-type="float">
            <text:p>0.245931</text:p>
          </table:table-cell>
          <table:table-cell office:value-type="float" office:value="0.0565052" calcext:value-type="float">
            <text:p>0.05650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337586" calcext:value-type="float">
            <text:p>0.337586</text:p>
          </table:table-cell>
          <table:table-cell office:value-type="float" office:value="0.0559638" calcext:value-type="float">
            <text:p>0.05596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424739" calcext:value-type="float">
            <text:p>0.424739</text:p>
          </table:table-cell>
          <table:table-cell office:value-type="float" office:value="0.0823688" calcext:value-type="float">
            <text:p>0.08236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0.444991" calcext:value-type="float">
            <text:p>0.444991</text:p>
          </table:table-cell>
          <table:table-cell office:value-type="float" office:value="0.0763649" calcext:value-type="float">
            <text:p>0.07636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8156" calcext:value-type="float">
            <text:p>0.448156</text:p>
          </table:table-cell>
          <table:table-cell office:value-type="float" office:value="0.0845029" calcext:value-type="float">
            <text:p>0.08450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0.479541" calcext:value-type="float">
            <text:p>0.479541</text:p>
          </table:table-cell>
          <table:table-cell office:value-type="float" office:value="0.097043" calcext:value-type="float">
            <text:p>0.097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0.511006" calcext:value-type="float">
            <text:p>0.511006</text:p>
          </table:table-cell>
          <table:table-cell office:value-type="float" office:value="0.102676" calcext:value-type="float">
            <text:p>0.1026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000" calcext:value-type="float">
            <text:p>65000</text:p>
          </table:table-cell>
          <table:table-cell office:value-type="float" office:value="0.54998" calcext:value-type="float">
            <text:p>0.54998</text:p>
          </table:table-cell>
          <table:table-cell office:value-type="float" office:value="0.122495" calcext:value-type="float">
            <text:p>0.1224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0.706988" calcext:value-type="float">
            <text:p>0.706988</text:p>
          </table:table-cell>
          <table:table-cell office:value-type="float" office:value="0.120523" calcext:value-type="float">
            <text:p>0.1205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000" calcext:value-type="float">
            <text:p>75000</text:p>
          </table:table-cell>
          <table:table-cell office:value-type="float" office:value="0.753815" calcext:value-type="float">
            <text:p>0.753815</text:p>
          </table:table-cell>
          <table:table-cell office:value-type="float" office:value="0.132308" calcext:value-type="float">
            <text:p>0.1323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0.826313" calcext:value-type="float">
            <text:p>0.826313</text:p>
          </table:table-cell>
          <table:table-cell office:value-type="float" office:value="0.135855" calcext:value-type="float">
            <text:p>0.1358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000" calcext:value-type="float">
            <text:p>85000</text:p>
          </table:table-cell>
          <table:table-cell office:value-type="float" office:value="0.84176" calcext:value-type="float">
            <text:p>0.84176</text:p>
          </table:table-cell>
          <table:table-cell office:value-type="float" office:value="0.151667" calcext:value-type="float">
            <text:p>0.1516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0.866507" calcext:value-type="float">
            <text:p>0.866507</text:p>
          </table:table-cell>
          <table:table-cell office:value-type="float" office:value="0.164987" calcext:value-type="float">
            <text:p>0.164987</text:p>
          </table:table-cell>
          <table:table-cell table:number-columns-repeated="1019"/>
        </table:table-row>
        <table:table-row table:style-name="ro1" table:number-rows-repeated="3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1. Calculate average and Standard Deviation<text:span text:style-name="T1"> (run 20 times with n = 50,000)</text:span>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ce2"/>
          <table:table-cell table:style-name="ce7" office:value-type="string" calcext:value-type="string" table:number-columns-spanned="2" table:number-rows-spanned="1">
            <text:p>Elapsed Time (sec)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rge Sort</text:p>
          </table:table-cell>
          <table:table-cell table:style-name="ce4" office:value-type="string" calcext:value-type="string">
            <text:p>Quick Sor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7135" calcext:value-type="float">
            <text:p>0.47135</text:p>
          </table:table-cell>
          <table:table-cell office:value-type="float" office:value="0.0851455" calcext:value-type="float">
            <text:p>0.08514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5934" calcext:value-type="float">
            <text:p>0.445934</text:p>
          </table:table-cell>
          <table:table-cell office:value-type="float" office:value="0.0849089" calcext:value-type="float">
            <text:p>0.08490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8947" calcext:value-type="float">
            <text:p>0.448947</text:p>
          </table:table-cell>
          <table:table-cell office:value-type="float" office:value="0.0847006" calcext:value-type="float">
            <text:p>0.08470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5204" calcext:value-type="float">
            <text:p>0.445204</text:p>
          </table:table-cell>
          <table:table-cell office:value-type="float" office:value="0.0821161" calcext:value-type="float">
            <text:p>0.08211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66514" calcext:value-type="float">
            <text:p>0.466514</text:p>
          </table:table-cell>
          <table:table-cell office:value-type="float" office:value="0.0818486" calcext:value-type="float">
            <text:p>0.08184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9087" calcext:value-type="float">
            <text:p>0.449087</text:p>
          </table:table-cell>
          <table:table-cell office:value-type="float" office:value="0.0874156" calcext:value-type="float">
            <text:p>0.08741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9301" calcext:value-type="float">
            <text:p>0.449301</text:p>
          </table:table-cell>
          <table:table-cell office:value-type="float" office:value="0.0854473" calcext:value-type="float">
            <text:p>0.08544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8872" calcext:value-type="float">
            <text:p>0.448872</text:p>
          </table:table-cell>
          <table:table-cell office:value-type="float" office:value="0.0868089" calcext:value-type="float">
            <text:p>0.08680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6905" calcext:value-type="float">
            <text:p>0.446905</text:p>
          </table:table-cell>
          <table:table-cell office:value-type="float" office:value="0.0866072" calcext:value-type="float">
            <text:p>0.08660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8375" calcext:value-type="float">
            <text:p>0.448375</text:p>
          </table:table-cell>
          <table:table-cell office:value-type="float" office:value="0.0871308" calcext:value-type="float">
            <text:p>0.08713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815476" calcext:value-type="float">
            <text:p>0.08154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5391" calcext:value-type="float">
            <text:p>0.45391</text:p>
          </table:table-cell>
          <table:table-cell office:value-type="float" office:value="0.0819416" calcext:value-type="float">
            <text:p>0.08194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9336" calcext:value-type="float">
            <text:p>0.449336</text:p>
          </table:table-cell>
          <table:table-cell office:value-type="float" office:value="0.0840451" calcext:value-type="float">
            <text:p>0.08404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83241" calcext:value-type="float">
            <text:p>0.483241</text:p>
          </table:table-cell>
          <table:table-cell office:value-type="float" office:value="0.0829061" calcext:value-type="float">
            <text:p>0.08290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471" calcext:value-type="float">
            <text:p>0.44471</text:p>
          </table:table-cell>
          <table:table-cell office:value-type="float" office:value="0.083967" calcext:value-type="float">
            <text:p>0.0839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8835" calcext:value-type="float">
            <text:p>0.448835</text:p>
          </table:table-cell>
          <table:table-cell office:value-type="float" office:value="0.0840228" calcext:value-type="float">
            <text:p>0.08402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6902" calcext:value-type="float">
            <text:p>0.446902</text:p>
          </table:table-cell>
          <table:table-cell office:value-type="float" office:value="0.0842725" calcext:value-type="float">
            <text:p>0.08427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3916" calcext:value-type="float">
            <text:p>0.443916</text:p>
          </table:table-cell>
          <table:table-cell office:value-type="float" office:value="0.0850275" calcext:value-type="float">
            <text:p>0.0850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3347" calcext:value-type="float">
            <text:p>0.443347</text:p>
          </table:table-cell>
          <table:table-cell office:value-type="float" office:value="0.0848848" calcext:value-type="float">
            <text:p>0.08488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445459" calcext:value-type="float">
            <text:p>0.445459</text:p>
          </table:table-cell>
          <table:table-cell office:value-type="float" office:value="0.0873124" calcext:value-type="float">
            <text:p>0.087312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Average</text:p>
          </table:table-cell>
          <table:table-cell table:style-name="ce6" table:formula="of:=AVERAGE([.C58:.C77])" office:value-type="float" office:value="0.45141265" calcext:value-type="float">
            <text:p>0.45141265</text:p>
          </table:table-cell>
          <table:table-cell table:style-name="ce6" table:formula="of:=AVERAGE([.D58:.D77])" office:value-type="float" office:value="0.084602845" calcext:value-type="float">
            <text:p>0.084602845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tdev</text:p>
          </table:table-cell>
          <table:table-cell table:style-name="ce6" table:formula="of:=STDEV([.C58:.C77])" office:value-type="float" office:value="0.0102833280926229" calcext:value-type="float">
            <text:p>0.0102833281</text:p>
          </table:table-cell>
          <table:table-cell table:style-name="ce6" table:formula="of:=STDEV([.D58:.D77])" office:value-type="float" office:value="0.00186554638714915" calcext:value-type="float">
            <text:p>0.0018655464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Plot.B3:Plot.D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22:10:39.213407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8:28:43.560648005</meta:creation-date>
    <dc:date>2018-11-11T23:56:50.333935324</dc:date>
    <meta:editing-duration>PT27M46S</meta:editing-duration>
    <meta:editing-cycles>5</meta:editing-cycles>
    <meta:generator>LibreOffice/5.1.4.2$Linux_X86_64 LibreOffice_project/10m0$Build-2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4cm" svg:height="13.521cm" xlink:href=".." xlink:type="simple" chart:class="chart:line" chart:style-name="ch1">
        <chart:title svg:x="7.908cm" svg:y="0.406cm" chart:style-name="ch2">
          <text:p>Merge / Quick Sort</text:p>
        </chart:title>
        <chart:legend chart:legend-position="end" svg:x="16.703cm" svg:y="6.212cm" style:legend-expansion="high" chart:style-name="ch3"/>
        <chart:plot-area chart:style-name="ch4" table:cell-range-address="Plot.B4:Plot.D22" chart:data-source-has-labels="both" svg:x="1.405cm" svg:y="1.455cm" svg:width="14.904cm" svg:height="10.815cm">
          <chartooo:coordinate-region svg:x="2.132cm" svg:y="1.455cm" svg:width="14.035cm" svg:height="9.431cm"/>
          <chart:axis chart:dimension="x" chart:name="primary-x" chart:style-name="ch5" chartooo:axis-type="auto">
            <chartooo:date-scale/>
            <chart:title svg:x="8.707cm" svg:y="12.54cm" chart:style-name="ch6">
              <text:p>n</text:p>
            </chart:title>
            <chart:categories table:cell-range-address="Plot.B5:Plot.B22"/>
          </chart:axis>
          <chart:axis chart:dimension="y" chart:name="primary-y" chart:style-name="ch5">
            <chart:title svg:x="0.451cm" svg:y="7.448cm" chart:style-name="ch7">
              <text:p>second</text:p>
            </chart:title>
            <chart:grid chart:style-name="ch8" chart:class="major"/>
          </chart:axis>
          <chart:series chart:style-name="ch9" chart:values-cell-range-address="Plot.C5:Plot.C22" chart:label-cell-address="Plot.C4:Plot.C4" chart:class="chart:line">
            <chart:data-point chart:repeated="18"/>
          </chart:series>
          <chart:series chart:style-name="ch10" chart:values-cell-range-address="Plot.D5:Plot.D22" chart:label-cell-address="Plot.D4:Plot.D4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Plot.C4:Plot.C4</svg:desc>
                </draw:g>
              </table:table-cell>
              <table:table-cell office:value-type="string">
                <text:p>Quick Sort</text:p>
                <draw:g>
                  <svg:desc>Plot.D4:Plot.D4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Plot.B5:Plot.B22</svg:desc>
                </draw:g>
              </table:table-cell>
              <table:table-cell office:value-type="float" office:value="0.0475248">
                <text:p>0.0475248</text:p>
                <draw:g>
                  <svg:desc>Plot.C5:Plot.C22</svg:desc>
                </draw:g>
              </table:table-cell>
              <table:table-cell office:value-type="float" office:value="0.00741819">
                <text:p>0.00741819</text:p>
                <draw:g>
                  <svg:desc>Plot.D5:Plot.D2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02637">
                <text:p>0.102637</text:p>
              </table:table-cell>
              <table:table-cell office:value-type="float" office:value="0.014629">
                <text:p>0.01462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23052">
                <text:p>0.123052</text:p>
              </table:table-cell>
              <table:table-cell office:value-type="float" office:value="0.0223291">
                <text:p>0.02232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94585">
                <text:p>0.194585</text:p>
              </table:table-cell>
              <table:table-cell office:value-type="float" office:value="0.031026">
                <text:p>0.03102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15059">
                <text:p>0.215059</text:p>
              </table:table-cell>
              <table:table-cell office:value-type="float" office:value="0.0426009">
                <text:p>0.042600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245931">
                <text:p>0.245931</text:p>
              </table:table-cell>
              <table:table-cell office:value-type="float" office:value="0.0565052">
                <text:p>0.056505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337586">
                <text:p>0.337586</text:p>
              </table:table-cell>
              <table:table-cell office:value-type="float" office:value="0.0559638">
                <text:p>0.055963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24739">
                <text:p>0.424739</text:p>
              </table:table-cell>
              <table:table-cell office:value-type="float" office:value="0.0823688">
                <text:p>0.082368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444991">
                <text:p>0.444991</text:p>
              </table:table-cell>
              <table:table-cell office:value-type="float" office:value="0.0763649">
                <text:p>0.07636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48156">
                <text:p>0.448156</text:p>
              </table:table-cell>
              <table:table-cell office:value-type="float" office:value="0.0845029">
                <text:p>0.084502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479541">
                <text:p>0.479541</text:p>
              </table:table-cell>
              <table:table-cell office:value-type="float" office:value="0.097043">
                <text:p>0.09704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511006">
                <text:p>0.511006</text:p>
              </table:table-cell>
              <table:table-cell office:value-type="float" office:value="0.102676">
                <text:p>0.10267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54998">
                <text:p>0.54998</text:p>
              </table:table-cell>
              <table:table-cell office:value-type="float" office:value="0.122495">
                <text:p>0.12249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06988">
                <text:p>0.706988</text:p>
              </table:table-cell>
              <table:table-cell office:value-type="float" office:value="0.120523">
                <text:p>0.12052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753815">
                <text:p>0.753815</text:p>
              </table:table-cell>
              <table:table-cell office:value-type="float" office:value="0.132308">
                <text:p>0.13230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826313">
                <text:p>0.826313</text:p>
              </table:table-cell>
              <table:table-cell office:value-type="float" office:value="0.135855">
                <text:p>0.13585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84176">
                <text:p>0.84176</text:p>
              </table:table-cell>
              <table:table-cell office:value-type="float" office:value="0.151667">
                <text:p>0.15166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866507">
                <text:p>0.866507</text:p>
              </table:table-cell>
              <table:table-cell office:value-type="float" office:value="0.164987">
                <text:p>0.164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